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3" svg:font-family="Tahoma"/>
    <style:font-face style:name="Tahoma1" svg:font-family="Tahoma, sans-serif"/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ahoma2" svg:font-family="Tahoma" style:font-pitch="variable"/>
    <style:font-face style:name="Tahoma" svg:font-family="Tahoma" style:font-adornments="Bold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Helvetica" svg:font-family="Helvetica" style:font-adornments="Regular" style:font-family-generic="swiss" style:font-pitch="variable"/>
  </office:font-face-decls>
  <office:automatic-styles>
    <style:style style:name="details" style:family="table">
      <style:table-properties style:width="6.5in" table:align="margins"/>
    </style:style>
    <style:style style:name="details.A" style:family="table-column">
      <style:table-column-properties style:column-width="1.0132in" style:rel-column-width="10212*"/>
    </style:style>
    <style:style style:name="details.B" style:family="table-column">
      <style:table-column-properties style:column-width="2.2368in" style:rel-column-width="22554*"/>
    </style:style>
    <style:style style:name="details.C" style:family="table-column">
      <style:table-column-properties style:column-width="1.1278in" style:rel-column-width="11369*"/>
    </style:style>
    <style:style style:name="details.D" style:family="table-column">
      <style:table-column-properties style:column-width="2.1222in" style:rel-column-width="21400*"/>
    </style:style>
    <style:style style:name="details.A1" style:family="table-cell">
      <style:table-cell-properties fo:padding="0.0382in" fo:border="none"/>
    </style:style>
    <style:style style:name="details.D1" style:family="table-cell" style:data-style-name="N76">
      <style:table-cell-properties style:vertical-align="bottom" fo:padding="0.0382in" fo:border="none"/>
    </style:style>
    <style:style style:name="res_5f_pos" style:display-name="res_pos" style:family="table">
      <style:table-properties style:width="6.5in" table:align="margins"/>
    </style:style>
    <style:style style:name="res_5f_pos.A" style:display-name="res_pos.A" style:family="table-column">
      <style:table-column-properties style:column-width="1.2931in" style:rel-column-width="13039*"/>
    </style:style>
    <style:style style:name="res_5f_pos.B" style:display-name="res_pos.B" style:family="table-column">
      <style:table-column-properties style:column-width="5.2069in" style:rel-column-width="52496*"/>
    </style:style>
    <style:style style:name="res_5f_pos.A1" style:display-name="res_pos.A1" style:family="table-cell">
      <style:table-cell-properties style:vertical-align="top" fo:padding="0in" fo:border="none"/>
    </style:style>
    <style:style style:name="res_5f_pos.B1" style:display-name="res_pos.B1" style:family="table-cell">
      <style:table-cell-properties fo:padding="0in" fo:border="none"/>
    </style:style>
    <style:style style:name="med_5f_pos" style:display-name="med_pos" style:family="table">
      <style:table-properties style:width="6.5in" table:align="margins"/>
    </style:style>
    <style:style style:name="med_5f_pos.A" style:display-name="med_pos.A" style:family="table-column">
      <style:table-column-properties style:column-width="1.2938in" style:rel-column-width="13047*"/>
    </style:style>
    <style:style style:name="med_5f_pos.B" style:display-name="med_pos.B" style:family="table-column">
      <style:table-column-properties style:column-width="5.2063in" style:rel-column-width="52488*"/>
    </style:style>
    <style:style style:name="Table1" style:family="table">
      <style:table-properties style:width="6.5in" table:align="margins"/>
    </style:style>
    <style:style style:name="Table1.A" style:family="table-column">
      <style:table-column-properties style:column-width="1.291in" style:rel-column-width="13014*"/>
    </style:style>
    <style:style style:name="Table1.B" style:family="table-column">
      <style:table-column-properties style:column-width="5.209in" style:rel-column-width="52521*"/>
    </style:style>
    <style:style style:name="Table1.A1" style:family="table-cell" style:data-style-name="N0">
      <style:table-cell-properties style:vertical-align="bottom"/>
    </style:style>
    <style:style style:name="Table2" style:family="table">
      <style:table-properties style:width="6.5in" table:align="margins"/>
    </style:style>
    <style:style style:name="Table2.A" style:family="table-column">
      <style:table-column-properties style:column-width="1.291in" style:rel-column-width="13014*"/>
    </style:style>
    <style:style style:name="Table2.B" style:family="table-column">
      <style:table-column-properties style:column-width="5.209in" style:rel-column-width="52521*"/>
    </style:style>
    <style:style style:name="Table2.A2" style:family="table-cell" style:data-style-name="N0">
      <style:table-cell-properties style:vertical-align="bottom"/>
    </style:style>
    <style:style style:name="P1" style:family="paragraph" style:parent-style-name="Text_20_body">
      <style:paragraph-properties fo:margin-left="-0.0102in" fo:margin-right="0in" fo:text-indent="0in" style:auto-text-indent="false"/>
    </style:style>
    <style:style style:name="P2" style:family="paragraph" style:parent-style-name="Text_20_body">
      <style:paragraph-properties fo:margin-left="-0.0102in" fo:margin-right="0in" fo:text-indent="0in" style:auto-text-indent="false"/>
      <style:text-properties fo:font-size="24pt" style:font-size-asian="24pt" style:font-size-complex="24pt"/>
    </style:style>
    <style:style style:name="P3" style:family="paragraph" style:parent-style-name="Text_20_body">
      <style:paragraph-properties fo:margin-left="-0.0102in" fo:margin-right="0in" fo:margin-top="0.0701in" fo:margin-bottom="0in" fo:orphans="2" fo:widows="2" fo:text-indent="0in" style:auto-text-indent="false"/>
    </style:style>
    <style:style style:name="P4" style:family="paragraph" style:parent-style-name="Text_20_body">
      <style:paragraph-properties fo:margin-left="-0.0102in" fo:margin-right="0in" fo:margin-top="0.0701in" fo:margin-bottom="0in" fo:text-align="start" style:justify-single-word="false" fo:orphans="2" fo:widows="2" fo:text-indent="0in" style:auto-text-indent="false"/>
    </style:style>
    <style:style style:name="P5" style:family="paragraph" style:parent-style-name="Text_20_body">
      <style:paragraph-properties fo:margin-left="-0.0102in" fo:margin-right="0in" fo:margin-top="0.0701in" fo:margin-bottom="0in" fo:line-height="100%" fo:orphans="2" fo:widows="2" fo:text-indent="0in" style:auto-text-indent="false"/>
      <style:text-properties fo:color="#000000" fo:font-size="11pt"/>
    </style:style>
    <style:style style:name="P6" style:family="paragraph" style:parent-style-name="Text_20_body">
      <style:paragraph-properties fo:margin-left="-0.0102in" fo:margin-right="0in" fo:margin-top="0.0701in" fo:margin-bottom="0in" fo:line-height="100%" fo:orphans="2" fo:widows="2" fo:text-indent="0in" style:auto-text-indent="false"/>
      <style:text-properties fo:color="#000000" fo:font-size="11pt" fo:font-style="italic" style:font-style-asian="italic" style:font-style-complex="italic"/>
    </style:style>
    <style:style style:name="P7" style:family="paragraph" style:parent-style-name="Text_20_body">
      <style:paragraph-properties fo:margin-left="-0.0102in" fo:margin-right="0in" fo:margin-top="0.0701in" fo:margin-bottom="0in" fo:line-height="100%" fo:orphans="2" fo:widows="2" fo:text-indent="0in" style:auto-text-indent="false"/>
      <style:text-properties fo:font-variant="normal" fo:text-transform="none" fo:color="#000000" fo:font-size="11pt" fo:font-style="normal"/>
    </style:style>
    <style:style style:name="P8" style:family="paragraph" style:parent-style-name="Text_20_body">
      <style:paragraph-properties fo:margin-left="-0.0102in" fo:margin-right="0in" fo:margin-top="0.0799in" fo:margin-bottom="0in" fo:line-height="100%" fo:orphans="2" fo:widows="2" fo:text-indent="0in" style:auto-text-indent="false"/>
      <style:text-properties fo:color="#000000" fo:font-size="11pt"/>
    </style:style>
    <style:style style:name="P9" style:family="paragraph" style:parent-style-name="Text_20_body">
      <style:paragraph-properties fo:margin-left="-0.0102in" fo:margin-right="0in" fo:margin-top="0.0799in" fo:margin-bottom="0in" fo:line-height="100%" fo:orphans="2" fo:widows="2" fo:text-indent="0in" style:auto-text-indent="false"/>
      <style:text-properties fo:color="#000000" fo:font-size="11pt" fo:font-style="italic" style:font-style-asian="italic" style:font-style-complex="italic"/>
    </style:style>
    <style:style style:name="P10" style:family="paragraph" style:parent-style-name="Text_20_body">
      <style:paragraph-properties fo:margin-left="-0.0102in" fo:margin-right="0in" fo:margin-top="0.0799in" fo:margin-bottom="0in" fo:line-height="100%" fo:text-align="justify" style:justify-single-word="false" fo:orphans="2" fo:widows="2" fo:text-indent="0in" style:auto-text-indent="false"/>
      <style:text-properties fo:color="#000000" fo:font-size="11pt" style:font-size-asian="11pt" style:font-size-complex="11pt"/>
    </style:style>
    <style:style style:name="P11" style:family="paragraph" style:parent-style-name="Table_20_Contents">
      <style:paragraph-properties fo:margin-left="-0.0102in" fo:margin-right="0in" fo:text-indent="0in" style:auto-text-indent="false"/>
    </style:style>
    <style:style style:name="P12" style:family="paragraph" style:parent-style-name="Table_20_Contents">
      <style:paragraph-properties fo:margin-left="-0.0102in" fo:margin-right="0in" fo:text-align="start" style:justify-single-word="false" fo:text-indent="0in" style:auto-text-indent="false"/>
    </style:style>
    <style:style style:name="P13" style:family="paragraph" style:parent-style-name="Text_20_body">
      <style:paragraph-properties fo:margin-left="-0.0102in" fo:margin-right="0in" fo:margin-top="0.0402in" fo:margin-bottom="0in" fo:line-height="100%" fo:text-align="justify" style:justify-single-word="false" fo:orphans="2" fo:widows="2" fo:text-indent="0in" style:auto-text-indent="false"/>
    </style:style>
    <style:style style:name="P14" style:family="paragraph" style:parent-style-name="Text_20_body">
      <style:paragraph-properties fo:margin-left="-0.0102in" fo:margin-right="0in" fo:margin-top="0.0402in" fo:margin-bottom="0in" fo:line-height="100%" fo:text-align="justify" style:justify-single-word="false" fo:orphans="2" fo:widows="2" fo:text-indent="0in" style:auto-text-indent="false"/>
      <style:text-properties fo:color="#000000" fo:font-size="11pt" style:font-size-asian="11pt" style:font-size-complex="11pt"/>
    </style:style>
    <style:style style:name="P15" style:family="paragraph" style:parent-style-name="Table_20_Contents">
      <style:paragraph-properties fo:text-align="justify" style:justify-single-word="false"/>
    </style:style>
    <style:style style:name="P16" style:family="paragraph" style:parent-style-name="Text_20_body">
      <style:paragraph-properties fo:margin-left="1.1299in" fo:margin-right="0in" fo:margin-top="0.0402in" fo:margin-bottom="0in" fo:line-height="100%" fo:text-align="justify" style:justify-single-word="false" fo:orphans="2" fo:widows="2" fo:text-indent="-1.1299in" style:auto-text-indent="false"/>
      <style:text-properties fo:color="#000000" fo:font-size="11pt"/>
    </style:style>
    <style:style style:name="P17" style:family="paragraph" style:parent-style-name="Text_20_body">
      <style:paragraph-properties fo:margin-left="1.1299in" fo:margin-right="0in" fo:margin-top="0.0402in" fo:margin-bottom="0in" fo:line-height="100%" fo:text-align="justify" style:justify-single-word="false" fo:orphans="2" fo:widows="2" fo:text-indent="-1.1299in" style:auto-text-indent="false"/>
      <style:text-properties fo:color="#000000" fo:font-size="11pt" style:font-size-asian="11pt" style:font-size-complex="11pt"/>
    </style:style>
    <style:style style:name="P18" style:family="paragraph" style:parent-style-name="Text_20_body">
      <style:paragraph-properties fo:margin-left="1.1299in" fo:margin-right="0in" fo:margin-top="0.0799in" fo:margin-bottom="0in" fo:text-indent="-1.1299in" style:auto-text-indent="false"/>
    </style:style>
    <style:style style:name="P19" style:family="paragraph" style:parent-style-name="Heading_20_2">
      <style:text-properties style:font-name="Tahoma1"/>
    </style:style>
    <style:style style:name="P20" style:family="paragraph" style:parent-style-name="Text_20_body">
      <style:paragraph-properties fo:margin-left="0in" fo:margin-right="0in" fo:margin-top="0.1299in" fo:margin-bottom="0.0402in" fo:line-height="100%" fo:text-align="center" style:justify-single-word="false" fo:orphans="2" fo:widows="2" fo:text-indent="-0.1299in" style:auto-text-indent="false" fo:keep-with-next="always"/>
      <style:text-properties fo:color="#000000" style:font-name="Tahoma1" fo:font-size="14pt"/>
    </style:style>
    <style:style style:name="P21" style:family="paragraph" style:parent-style-name="Text_20_body">
      <style:text-properties style:use-window-font-color="true" fo:font-size="11pt" fo:language="en" fo:country="U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22" style:family="paragraph" style:parent-style-name="Text_20_body">
      <style:paragraph-properties fo:margin-left="1.1299in" fo:margin-right="0in" fo:margin-top="0.0799in" fo:margin-bottom="0in" fo:line-height="100%" fo:text-align="justify" style:justify-single-word="false" fo:orphans="2" fo:widows="2" fo:text-indent="-1.1299in" style:auto-text-indent="false"/>
    </style:style>
    <style:style style:name="P23" style:family="paragraph" style:parent-style-name="Text_20_body">
      <style:paragraph-properties fo:margin-left="-0.0102in" fo:margin-right="0in" fo:margin-top="0.0799in" fo:margin-bottom="0in" fo:line-height="100%" fo:text-align="justify" style:justify-single-word="false" fo:orphans="2" fo:widows="2" fo:text-indent="0in" style:auto-text-indent="false"/>
      <style:text-properties fo:color="#000000" fo:font-size="11pt" style:font-size-asian="11pt" style:font-size-complex="11pt"/>
    </style:style>
    <style:style style:name="P24" style:family="paragraph" style:parent-style-name="Text_20_body">
      <style:paragraph-properties fo:margin-left="-0.0102in" fo:margin-right="0in" fo:margin-top="0.0701in" fo:margin-bottom="0in" fo:line-height="100%" fo:orphans="2" fo:widows="2" fo:text-indent="0in" style:auto-text-indent="false"/>
      <style:text-properties fo:font-variant="normal" fo:text-transform="none" fo:color="#000000" fo:font-size="11pt" fo:font-style="normal"/>
    </style:style>
    <style:style style:name="P25" style:family="paragraph" style:parent-style-name="Table_20_Contents">
      <style:paragraph-properties fo:margin-left="-0.0102in" fo:margin-right="0in" fo:text-align="start" style:justify-single-word="false" fo:text-indent="0in" style:auto-text-indent="false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ff" style:text-underline-style="solid" style:text-underline-width="auto" style:text-underline-color="font-color"/>
    </style:style>
    <style:style style:name="T4" style:family="text">
      <style:text-properties fo:font-size="11pt"/>
    </style: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tthew BRETT</text:p>
      <text:h text:style-name="Heading_20_1" text:outline-level="1">Curriculum Vitae</text:h>
      <text:h text:style-name="Heading_20_2" text:outline-level="2">Personal Details</text:h>
      <table:table table:name="details" table:style-name="details">
        <table:table-column table:style-name="details.A"/>
        <table:table-column table:style-name="details.B"/>
        <table:table-column table:style-name="details.C"/>
        <table:table-column table:style-name="details.D"/>
        <table:table-header-rows>
          <table:table-row>
            <table:table-cell table:style-name="details.A1" office:value-type="string">
              <text:p text:style-name="P3"><text:span text:style-name="T1">Name</text:span>: </text:p>
            </table:table-cell>
            <table:table-cell table:style-name="details.A1" office:value-type="string">
              <text:p text:style-name="P3">Matthew Brett</text:p>
            </table:table-cell>
            <table:table-cell table:style-name="details.A1" office:value-type="string">
              <text:p text:style-name="P3"><text:span text:style-name="T1">Date of birth</text:span>: </text:p>
            </table:table-cell>
            <table:table-cell table:style-name="details.D1" office:value-type="date" office:date-value="1964-11-20">
              <text:p text:style-name="P4">November 20, 1964</text:p>
            </table:table-cell>
          </table:table-row>
        </table:table-header-rows>
        <table:table-row>
          <table:table-cell table:style-name="details.A1" office:value-type="string">
            <text:p text:style-name="P5"><text:span text:style-name="T1">Nationality</text:span>: </text:p>
          </table:table-cell>
          <table:table-cell table:style-name="details.A1" office:value-type="string">
            <text:p text:style-name="P5">British </text:p>
          </table:table-cell>
          <table:table-cell table:style-name="details.A1" office:value-type="string">
            <text:p text:style-name="P8"><text:span text:style-name="T1">e-mail</text:span>: </text:p>
          </table:table-cell>
          <table:table-cell table:style-name="details.A1" office:value-type="string">
            <text:p text:style-name="P5">matthew.brett@gmail.com</text:p>
          </table:table-cell>
        </table:table-row>
        <table:table-row>
          <table:table-cell table:style-name="details.A1" office:value-type="string">
            <text:p text:style-name="P6">Work address:</text:p>
          </table:table-cell>
          <table:table-cell table:style-name="details.A1" office:value-type="string">
            <text:p text:style-name="P7">10 Giannini Hall</text:p>
            <text:p text:style-name="P7">University of California</text:p>
            <text:p text:style-name="P7">Berkeley CA 94720</text:p>
          </table:table-cell>
          <table:table-cell>
            <table:table table:is-sub-table="true">
              <table:table-column table:style-name="details.C"/>
              <table:table-row>
                <table:table-cell table:style-name="details.A1" office:value-type="string">
                  <text:p text:style-name="P9">Phone:</text:p>
                </table:table-cell>
              </table:table-row>
              <table:table-row>
                <table:table-cell table:style-name="details.A1" office:value-type="string">
                  <text:p text:style-name="P9"/>
                </table:table-cell>
              </table:table-row>
            </table:table>
          </table:table-cell>
          <table:table-cell>
            <table:table table:is-sub-table="true">
              <table:table-column table:style-name="details.D"/>
              <table:table-row>
                <table:table-cell table:style-name="details.A1" office:value-type="string">
                  <text:p text:style-name="P5">+1 510 643 4010</text:p>
                </table:table-cell>
              </table:table-row>
              <table:table-row>
                <table:table-cell table:style-name="details.A1" office:value-type="string">
                  <text:p text:style-name="P5"/>
                </table:table-cell>
              </table:table-row>
            </table:table>
          </table:table-cell>
        </table:table-row>
      </table:table>
      <text:h text:style-name="Heading_20_2" text:outline-level="2">Research Positions</text:h>
      <table:table table:name="res_pos" table:style-name="res_5f_pos">
        <table:table-column table:style-name="res_5f_pos.A"/>
        <table:table-column table:style-name="res_5f_pos.B"/>
        <table:table-row>
          <table:table-cell table:style-name="res_5f_pos.A1" office:value-type="string">
            <text:p text:style-name="P12">Aug 08 - </text:p>
          </table:table-cell>
          <table:table-cell table:style-name="res_5f_pos.B1" office:value-type="string">
            <text:p text:style-name="P10">Visiting researcher at the Brain Imaging Center, University of California, Berkeley</text:p>
          </table:table-cell>
        </table:table-row>
        <table:table-row>
          <table:table-cell table:style-name="res_5f_pos.A1" office:value-type="string">
            <text:p text:style-name="P12">Oct 05 – July 08</text:p>
          </table:table-cell>
          <table:table-cell table:style-name="res_5f_pos.B1" office:value-type="string">
            <text:p text:style-name="P10">Senior investigator scientist at the MRC Cognition &amp; Brain Sciences Unit (Cambridge, UK)</text:p>
          </table:table-cell>
        </table:table-row>
        <table:table-row>
          <table:table-cell table:style-name="res_5f_pos.B1" office:value-type="string">
            <text:p text:style-name="P11">Oct 03-Sept 05</text:p>
          </table:table-cell>
          <table:table-cell table:style-name="res_5f_pos.B1" office:value-type="string">
            <text:p text:style-name="P10">Associate specialist in psychology at the University of California, Berkeley.</text:p>
          </table:table-cell>
        </table:table-row>
        <table:table-row>
          <table:table-cell table:style-name="res_5f_pos.B1" office:value-type="string">
            <text:p text:style-name="P11">Mar 99 – Sept 03</text:p>
          </table:table-cell>
          <table:table-cell table:style-name="res_5f_pos.B1" office:value-type="string">
            <text:p text:style-name="P10">Research associate at the MRC Cognition &amp; Brain Sciences Unit (Cambridge, UK).</text:p>
          </table:table-cell>
        </table:table-row>
        <table:table-row>
          <table:table-cell table:style-name="res_5f_pos.B1" office:value-type="string">
            <text:p text:style-name="P1">Feb 96 - Feb <text:s/>99</text:p>
          </table:table-cell>
          <table:table-cell table:style-name="res_5f_pos.B1" office:value-type="string">
            <text:p text:style-name="P1">Research registrar in neurology at the MRC <text:s/>Cyclotron Unit, Hammersmith hospital and Oxford University, Department of Physiology. </text:p>
          </table:table-cell>
        </table:table-row>
      </table:table>
      <text:h text:style-name="Heading_20_2" text:outline-level="2">Medical Positions</text:h>
      <table:table table:name="med_pos" table:style-name="med_5f_pos">
        <table:table-column table:style-name="med_5f_pos.A"/>
        <table:table-column table:style-name="med_5f_pos.B"/>
        <table:table-row>
          <table:table-cell office:value-type="string">
            <text:p text:style-name="P15">June 95 – Jan 96</text:p>
          </table:table-cell>
          <table:table-cell office:value-type="string">
            <text:p text:style-name="P14">Registrar in neurology at the Radcliffe Infirmary, Oxford, UK</text:p>
          </table:table-cell>
        </table:table-row>
        <table:table-row>
          <table:table-cell office:value-type="string">
            <text:p text:style-name="P15">Aug 94 – April 95</text:p>
          </table:table-cell>
          <table:table-cell office:value-type="string">
            <text:p text:style-name="P13">Senior house officer in neurology at The National Hospital for Neurology, Queen square, London</text:p>
          </table:table-cell>
        </table:table-row>
        <table:table-row>
          <table:table-cell office:value-type="string">
            <text:p text:style-name="P15">Aug 92 – July 94</text:p>
          </table:table-cell>
          <table:table-cell office:value-type="string">
            <text:p text:style-name="P13">Senior house officer rotation at St Bartholomew’s Hospital, London</text:p>
          </table:table-cell>
        </table:table-row>
        <table:table-row>
          <table:table-cell office:value-type="string">
            <text:p text:style-name="P15">Feb 92 – July 92</text:p>
          </table:table-cell>
          <table:table-cell office:value-type="string">
            <text:p text:style-name="P13">Senior house officer in neurosciences at Addenbrookes Hospital, Cambridge</text:p>
          </table:table-cell>
        </table:table-row>
        <table:table-row>
          <table:table-cell office:value-type="string">
            <text:p text:style-name="P15">Aug 91 – Jan 92</text:p>
          </table:table-cell>
          <table:table-cell office:value-type="string">
            <text:p text:style-name="P13">Research worker at the Institute of Psychiatry, London</text:p>
          </table:table-cell>
        </table:table-row>
        <table:table-row>
          <table:table-cell office:value-type="string">
            <text:p text:style-name="P15">Aug 90 – July 91</text:p>
          </table:table-cell>
          <table:table-cell office:value-type="string">
            <text:p text:style-name="P13">House officer at the Royal London Hospital</text:p>
          </table:table-cell>
        </table:table-row>
      </table:table>
      <text:h text:style-name="Heading_20_2" text:outline-level="2">Education and Qualifications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float" office:value="1994">
            <text:p text:style-name="Standard">1994</text:p>
          </table:table-cell>
          <table:table-cell office:value-type="string">
            <text:p text:style-name="P17">Membership of the Royal College of Physicians (UK)</text:p>
          </table:table-cell>
        </table:table-row>
        <table:table-row>
          <table:table-cell office:value-type="string">
            <text:p text:style-name="Standard">1987-1990</text:p>
          </table:table-cell>
          <table:table-cell office:value-type="string">
            <text:p text:style-name="P17">Bachelor of Medicine and Surgery (MB BChir) </text:p>
          </table:table-cell>
        </table:table-row>
        <table:table-row>
          <table:table-cell office:value-type="string">
            <text:p text:style-name="P16">1984-1987 </text:p>
          </table:table-cell>
          <table:table-cell office:value-type="string">
            <text:p text:style-name="P17">BA 2.i; Experimental Psychology - Cambridge University</text:p>
          </table:table-cell>
        </table:table-row>
      </table:table>
      <text:h text:style-name="P19" text:outline-level="2"><text:soft-page-break/>Awards</text:h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Text_20_body">1996 </text:p>
          </table:table-cell>
          <table:table-cell office:value-type="string">
            <text:p text:style-name="Text_20_body">British Brain and Spine Foundation 3 year research training fellowship</text:p>
          </table:table-cell>
        </table:table-row>
        <table:table-row>
          <table:table-cell table:style-name="Table2.A2" office:value-type="float" office:value="1984">
            <text:p text:style-name="Text_20_body">1984</text:p>
          </table:table-cell>
          <table:table-cell office:value-type="string">
            <text:p text:style-name="Text_20_body">Open Entrance Scholarship to Cambridge University</text:p>
          </table:table-cell>
        </table:table-row>
      </table:table>
      <text:h text:style-name="Heading_20_2" text:outline-level="2">Research Program</text:h>
      <text:p text:style-name="P21">I work on developing, implementing and teaching methods of functional data analysis including FMRI and diffusion weighted imaging. <text:s text:c="2"/>have a strong interest in open-source software development as the basis of methods research and understanding. <text:s/>My primary focus is the development of a large international collaboration for new imaging software development (neuroimaging.scipy.org). <text:s/>Particular scientific interests include technical and theoretical problems in spatial normalization (inter-subject registration), region of interest analysis, and new methods of statistical analysis across subjects and tasks. </text:p>
      <text:h text:style-name="Heading_20_2" text:outline-level="2">Scientific activities </text:h>
      <text:p text:style-name="P22">Reviewer for NeuroImage, Human Brain Mapping, Journal of Cognitive Neuroscience, Neuroscience Letters, Clinical Neurophysiology, Journal of Neuroimaging, Frontiers in Neuroinformatics</text:p>
      <text:p text:style-name="P18">Supervisor of two PhD students: </text:p>
      <text:p text:style-name="List_20_2"><text:span text:style-name="T1">2000 - 2004 : <text:s/>Katja Osswald</text:span> working on the role of SMA and basal ganglia in motor learning, mechanisms of apraxia and methods of functional MRI analysis (submitted May 2004). (training as clinical psychologist)</text:p>
      <text:p text:style-name="List_20_2"><text:span text:style-name="T1">2001 - 2004: Jessica Grahn </text:span>working on the functional anatomy musical beat perception (submitted December 2004) (currently research scientist at MRC-CBU)</text:p>
      <text:p text:style-name="P18">Advisor to two post-doctoral researchers: </text:p>
      <text:p text:style-name="List_20_2"><text:span text:style-name="T1">2001 – 2002 : Alexandre Andrade </text:span>working on surface-based FMRI statistics, coherence analysis (now professor in biophysics in Lisbon, Portugal)</text:p>
      <text:p text:style-name="List_20_2"><text:span text:style-name="T2">2002 - 2006: Ferath Kherif </text:span>working on multivariate statistics for clustering and diagnostics of functional imaging data (methodologist working with Cathy Price in FIL, London)</text:p>
      <text:p text:style-name="P20">Teaching and Tutorials</text:p>
      <text:p text:style-name="Text_20_body">Author of a large number of imaging tutorial pages (see <text:span text:style-name="T3">http://mrc-cbu.cam.ac.uk/Imaging/Common)</text:span>. <text:s/></text:p>
      <text:p text:style-name="Text_20_body">Have given many invited talks on various topics in neuroimaging methods in Cambridge, London, Oxford, York, Sheffield, Paris, Lyon, Marseille, Tokyo, Buenos Aires, Berkeley, Stanford.</text:p>
      <text:p text:style-name="Text_20_body">2004, 2006, 2007: Invited speaker for Human Brain Mapping conference course on FMRI </text:p>
      <text:p text:style-name="Text_20_body">2005: (with Ansgar Furst) delivered 4 day SPM course in Oslo</text:p>
      <text:p text:style-name="Text_20_body">2005: Faculty for Yale SPM course </text:p>
      <text:p text:style-name="Text_20_body"><text:soft-page-break/>2006-2008: Neuroscience supervisor for Jesus College, Cambridge.</text:p>
      <text:p text:style-name="Text_20_body">2000 – 2003: Invited speaker at annual functional imaging courses held in Paris.</text:p>
      <text:p text:style-name="Text_20_body"><text:span text:style-name="T4">2001:</text:span> Delivered a three day neuroimaging course in University of Melbourne.</text:p>
      <text:p text:style-name="Text_20_body"><text:span text:style-name="T4">1996-1999</text:span> Taught neuroanatomy to Oxford medical undergradua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3" svg:font-family="Tahoma"/>
    <style:font-face style:name="Tahoma1" svg:font-family="Tahoma, sans-serif"/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ahoma2" svg:font-family="Tahoma" style:font-pitch="variable"/>
    <style:font-face style:name="Tahoma" svg:font-family="Tahoma" style:font-adornments="Bold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Helvetica" svg:font-family="Helvetica" style:font-adornments="Regular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ndale Sans UI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style:font-name="Helvetica" fo:font-size="11pt" fo:font-weight="normal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text-align="center" style:justify-single-word="false" style:page-number="auto"/>
      <style:text-properties style:font-name="Tahoma" fo:font-size="26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text-align="center" style:justify-single-word="false" style:page-number="auto"/>
      <style:text-properties style:font-name="Tahoma" fo:font-size="16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List_20_1" style:display-name="List 1" style:family="paragraph" style:parent-style-name="List" style:class="list">
      <style:paragraph-properties fo:margin-left="0.1965in" fo:margin-right="0in" fo:margin-top="0in" fo:margin-bottom="0.0835in" fo:text-indent="-0.1965in" style:auto-text-indent="false"/>
    </style:style>
    <style:style style:name="List_20_2" style:display-name="List 2" style:family="paragraph" style:parent-style-name="List" style:class="list">
      <style:paragraph-properties fo:margin-left="0.3937in" fo:margin-right="0in" fo:margin-top="0in" fo:margin-bottom="0.0835in" fo:text-indent="-0.1965in" style:auto-text-indent="false"/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WW-Default" style:family="paragraph">
      <style:paragraph-properties fo:margin-left="0in" fo:margin-right="0in" fo:text-align="justify" style:justify-single-word="false" fo:orphans="0" fo:widows="0" fo:hyphenation-ladder-count="no-limit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6-02-06T16:08:31</meta:creation-date>
    <dc:creator>Matthew Brett</dc:creator>
    <dc:date>2009-05-19T14:45:16</dc:date>
    <dc:language>en-US</dc:language>
    <meta:editing-cycles>9</meta:editing-cycles>
    <meta:editing-duration>PT26M45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3" meta:paragraph-count="73" meta:word-count="572" meta:character-count="3969"/>
  </office:meta>
</office:document-meta>
</file>